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>
                <mrow>
                  <mo stretchy="false">[</mo>
                  <mrow>
                    <msub>
                      <mi>S</mi>
                      <mi>x</mi>
                    </msub>
                    <mi>,</mi>
                    <msub>
                      <mi>S</mi>
                      <mi>z</mi>
                    </msub>
                  </mrow>
                  <mo stretchy="false">]</mo>
                </mrow>
                <mrow>
                  <mrow>
                    <mo stretchy="false">+</mo>
                    <mi/>
                  </mrow>
                </mrow>
              </msub>
              <mo stretchy="false">=</mo>
              <mfrac>
                <mo stretchy="false">ℏ</mo>
                <mn>2</mn>
              </mfrac>
            </mrow>
            <mrow>
              <mo stretchy="false">(</mo>
              <mrow>
                <msub>
                  <mrow>
                    <mo stretchy="false">[</mo>
                    <mrow>
                      <msub>
                        <mo stretchy="false">σ</mo>
                        <mi>x</mi>
                      </msub>
                      <mi>,</mi>
                      <msub>
                        <mo stretchy="false">σ</mo>
                        <mi>z</mi>
                      </msub>
                    </mrow>
                    <mo stretchy="false">]</mo>
                  </mrow>
                  <mrow>
                    <mrow>
                      <mo stretchy="false">+</mo>
                      <mi/>
                    </mrow>
                  </mrow>
                </msub>
              </mrow>
              <mo stretchy="false">)</mo>
            </mrow>
          </mrow>
        </mtd>
      </mtr>
      <mtr>
        <mtd>
          <mrow>
            <mrow>
              <mi/>
              <mo stretchy="false">=</mo>
              <mfrac>
                <mo stretchy="false">ℏ</mo>
                <mn>2</mn>
              </mfrac>
            </mrow>
            <mfenced open="(" close=")">
              <mrow>
                <mfenced open="(" close=")"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fenced>
                <mrow>
                  <mfenced open="(" close=")">
                    <mrow>
                      <mtable>
                        <mtr>
                          <mtd>
                            <mrow>
                              <mn>1</mn>
                            </mrow>
                          </mtd>
                          <mtd>
                            <mrow>
                              <mn>0</mn>
                            </mrow>
                          </mtd>
                        </mtr>
                        <mtr>
                          <mtd>
                            <mrow>
                              <mn>0</mn>
                            </mrow>
                          </mtd>
                          <mtd>
                            <mrow>
                              <mrow>
                                <mo stretchy="false">−</mo>
                                <mn>1</mn>
                              </mrow>
                            </mrow>
                          </mtd>
                        </mtr>
                      </mtable>
                    </mrow>
                  </mfenced>
                  <mo stretchy="false">+</mo>
                  <mfenced open="(" close=")">
                    <mrow>
                      <mtable>
                        <mtr>
                          <mtd>
                            <mrow>
                              <mn>1</mn>
                            </mrow>
                          </mtd>
                          <mtd>
                            <mrow>
                              <mn>0</mn>
                            </mrow>
                          </mtd>
                        </mtr>
                        <mtr>
                          <mtd>
                            <mrow>
                              <mn>0</mn>
                            </mrow>
                          </mtd>
                          <mtd>
                            <mrow>
                              <mrow>
                                <mo stretchy="false">−</mo>
                                <mn>1</mn>
                              </mrow>
                            </mrow>
                          </mtd>
                        </mtr>
                      </mtable>
                    </mrow>
                  </mfenced>
                </mrow>
                <mfenced open="(" close=")"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fenced>
              </mrow>
            </mfenced>
          </mrow>
        </mtd>
      </mtr>
      <mtr>
        <mtd>
          <mrow>
            <mrow>
              <mi/>
              <mo stretchy="false">=</mo>
              <mfrac>
                <mo stretchy="false">ℏ</mo>
                <mn>2</mn>
              </mfrac>
            </mrow>
            <mfenced open="(" close=")">
              <mrow>
                <mrow>
                  <mfenced open="(" close=")">
                    <mrow>
                      <mtable>
                        <mtr>
                          <mtd>
                            <mrow>
                              <mn>0</mn>
                            </mrow>
                          </mtd>
                          <mtd>
                            <mrow>
                              <mrow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n>1</mn>
                            </mrow>
                          </mtd>
                          <mtd>
                            <mrow>
                              <mn>0</mn>
                            </mrow>
                          </mtd>
                        </mtr>
                      </mtable>
                    </mrow>
                  </mfenced>
                  <mo stretchy="false">+</mo>
                  <mfenced open="(" close=")">
                    <mrow>
                      <mtable>
                        <mtr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1</mn>
                            </mrow>
                          </mtd>
                        </mtr>
                        <mtr>
                          <mtd>
                            <mrow>
                              <mrow>
                                <mo stretchy="false">−</mo>
                                <mn>1</mn>
                              </mrow>
                            </mrow>
                          </mtd>
                          <mtd>
                            <mrow>
                              <mn>0</mn>
                            </mrow>
                          </mtd>
                        </mtr>
                      </mtable>
                    </mrow>
                  </mfenced>
                </mrow>
              </mrow>
            </mfenced>
          </mrow>
        </mtd>
      </mtr>
      <mtr>
        <mtd>
          <mrow>
            <mrow>
              <mi/>
              <mo stretchy="false">=</mo>
              <mfrac>
                <mo stretchy="false">ℏ</mo>
                <mn>2</mn>
              </mfrac>
            </mrow>
            <mrow>
              <mrow>
                <mo stretchy="false">(</mo>
                <mrow>
                  <mstyle mathvariant="bold">
                    <mrow>
                      <mn>0</mn>
                    </mrow>
                  </mstyle>
                </mrow>
                <mo stretchy="false">)</mo>
              </mrow>
              <mo stretchy="false">=</mo>
              <mn>0</mn>
            </mrow>
          </mrow>
        </mtd>
      </mtr>
    </mtable>
    <annotation encoding="StarMath 5.0">[S _x , S _z] _{+`} =
hbar over 2 ( [%isigma _x , %isigma _z] _{+`}) newline
`= hbar over 2 left (
 left ( matrix{
  0 # 1 ## 
  1 # 0
 } right ) 
 left ( matrix{
  1 # 0 ## 
  0 # -1
 } right ) 
 +
 left ( matrix{
  1 # 0 ## 
  0 # -1
 } right ) 
 left ( matrix{
  0 # 1 ## 
  1 # 0
 } right ) 
right )

newline

`= hbar over 2 left (
 left ( matrix{
  0 # -1 ## 
  1 # 0
 } right ) 
 +
 left ( matrix{
  0 # 1 ## 
  -1 # 0
 } right ) 
right )

newline

`= hbar over 2 (bold 0) =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4:22:28.583000000</meta:creation-date>
    <meta:generator>LibreOffice/4.1.4.2$Windows_x86 LibreOffice_project/0a0440ccc0227ad9829de5f46be37cfb6edcf72</meta:generator>
  </office:meta>
</office:document-meta>
</file>